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6])" office:value-type="float" office:value="465">
            <text:p>46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/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number-columns-repeated="1021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 table:number-rows-repeated="65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/08/2011</text:date>, <text:time>13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4T13:59:31</dc:date>
    <dc:language>fr-FR</dc:language>
    <meta:editing-cycles>234</meta:editing-cycles>
    <meta:editing-duration>P11DT19H4M24S</meta:editing-duration>
    <meta:document-statistic meta:table-count="4" meta:cell-count="641" meta:object-count="0"/>
    <meta:user-defined meta:name="Info 1"/>
    <meta:user-defined meta:name="Info 2"/>
    <meta:user-defined meta:name="Info 3"/>
    <meta:user-defined meta:name="Info 4"/>
  </office:meta>
</office:document-meta>
</file>